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14.004cm" fo:margin-left="0cm" fo:margin-top="0cm" fo:margin-bottom="0cm" table:align="left" fo:keep-with-next="always"/>
    </style:style>
    <style:style style:name="Table8.A" style:family="table-column">
      <style:table-column-properties style:column-width="1.492cm"/>
    </style:style>
    <style:style style:name="Table8.B" style:family="table-column">
      <style:table-column-properties style:column-width="12.511cm"/>
    </style:style>
    <style:style style:name="Table8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8.B1" style:family="table-cell">
      <style:table-cell-properties fo:padding="0.199cm" fo:border="0.05pt solid #000000"/>
    </style:style>
    <style:style style:name="Table8.A2" style:family="table-cell">
      <style:table-cell-properties fo:padding="0.199cm" fo:border-left="0.05pt solid #000000" fo:border-right="none" fo:border-top="none" fo:border-bottom="0.05pt solid #000000"/>
    </style:style>
    <style:style style:name="Table8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9" style:family="table">
      <style:table-properties style:width="14.004cm" fo:margin-left="0cm" fo:margin-top="0cm" fo:margin-bottom="0cm" table:align="left" fo:keep-with-next="always"/>
    </style:style>
    <style:style style:name="Table9.A" style:family="table-column">
      <style:table-column-properties style:column-width="1.492cm"/>
    </style:style>
    <style:style style:name="Table9.B" style:family="table-column">
      <style:table-column-properties style:column-width="12.511cm"/>
    </style:style>
    <style:style style:name="Table9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9.B1" style:family="table-cell">
      <style:table-cell-properties fo:padding="0.199cm" fo:border="0.05pt solid #000000"/>
    </style:style>
    <style:style style:name="Table9.A2" style:family="table-cell">
      <style:table-cell-properties fo:padding="0.199cm" fo:border-left="0.05pt solid #000000" fo:border-right="none" fo:border-top="none" fo:border-bottom="0.05pt solid #000000"/>
    </style:style>
    <style:style style:name="Table9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10" style:family="table">
      <style:table-properties style:width="14.004cm" fo:margin-left="0cm" fo:margin-top="0cm" fo:margin-bottom="0cm" table:align="left" fo:keep-with-next="always"/>
    </style:style>
    <style:style style:name="Table10.A" style:family="table-column">
      <style:table-column-properties style:column-width="1.492cm"/>
    </style:style>
    <style:style style:name="Table10.B" style:family="table-column">
      <style:table-column-properties style:column-width="12.511cm"/>
    </style:style>
    <style:style style:name="Table10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199cm" fo:border="0.05pt solid #000000"/>
    </style:style>
    <style:style style:name="P1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ize="10pt" officeooo:rsid="0018aee2" officeooo:paragraph-rsid="0024d8db" style:font-size-asian="10pt" style:font-size-complex="10pt"/>
    </style:style>
    <style:style style:name="P2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ize="10pt" officeooo:rsid="0018aee2" officeooo:paragraph-rsid="0025c7e6" style:font-size-asian="10pt" style:font-size-complex="10pt"/>
    </style:style>
    <style:style style:name="P3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tyle="normal" fo:font-weight="normal" officeooo:rsid="0016c258" officeooo:paragraph-rsid="0024d8db" style:font-style-asian="normal" style:font-weight-asian="normal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25c7e6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27a367" style:font-size-asian="10pt" style:font-size-complex="10pt"/>
    </style:style>
    <style:style style:name="P6" style:family="paragraph" style:parent-style-name="Table_20_Contents">
      <style:text-properties style:font-name="Liberation Mono" fo:font-size="10pt" officeooo:rsid="0015e46e" officeooo:paragraph-rsid="0024d8db" style:font-size-asian="10pt" style:font-size-complex="10pt"/>
    </style:style>
    <style:style style:name="P7" style:family="paragraph" style:parent-style-name="Table_20_Contents">
      <style:text-properties style:font-name="Liberation Mono" fo:font-size="10pt" officeooo:rsid="0016e224" officeooo:paragraph-rsid="0024d8db" style:font-size-asian="10pt" style:font-size-complex="10pt"/>
    </style:style>
    <style:style style:name="P8" style:family="paragraph" style:parent-style-name="Table_20_Contents">
      <style:text-properties style:font-name="Liberation Mono" fo:font-size="10pt" officeooo:rsid="0016e224" officeooo:paragraph-rsid="0025c7e6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Mono" fo:font-size="10pt" officeooo:rsid="0018aee2" officeooo:paragraph-rsid="0024d8db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Mono" fo:font-size="10pt" officeooo:rsid="00227f2e" officeooo:paragraph-rsid="0024d8db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Liberation Mono" fo:font-size="10pt" officeooo:rsid="00227f2e" officeooo:paragraph-rsid="0025c7e6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Liberation Mono" fo:font-size="10pt" officeooo:rsid="00227f2e" officeooo:paragraph-rsid="0027a367" style:font-size-asian="10pt" style:font-size-complex="10pt"/>
    </style:style>
    <style:style style:name="P13" style:family="paragraph" style:parent-style-name="Table_20_Contents">
      <style:text-properties style:font-name="Liberation Mono" fo:font-size="10pt" officeooo:rsid="0024d8db" officeooo:paragraph-rsid="0024d8db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Liberation Mono" fo:font-size="10pt" officeooo:rsid="0024d8db" officeooo:paragraph-rsid="0024d8db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Liberation Mono" fo:font-size="10pt" officeooo:rsid="0024d8db" officeooo:paragraph-rsid="0027a367" style:font-size-asian="10pt" style:font-size-complex="10pt"/>
    </style:style>
    <style:style style:name="P16" style:family="paragraph" style:parent-style-name="Table_20_Contents">
      <style:text-properties style:font-name="Liberation Mono" fo:font-size="10pt" officeooo:rsid="0024d8db" officeooo:paragraph-rsid="0027a367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Liberation Mono" fo:font-size="10pt" officeooo:rsid="0025c7e6" officeooo:paragraph-rsid="0025c7e6" style:font-size-asian="10pt" style:font-size-complex="10pt"/>
    </style:style>
    <style:style style:name="P18" style:family="paragraph" style:parent-style-name="Table_20_Contents">
      <style:text-properties style:font-name="Liberation Mono" fo:font-size="10pt" officeooo:rsid="002798eb" officeooo:paragraph-rsid="0027a367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Liberation Mono" fo:font-size="10pt" officeooo:rsid="0027a367" officeooo:paragraph-rsid="0027a367" style:font-size-asian="10pt" style:font-size-complex="10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tyle="normal" fo:font-weight="normal" officeooo:rsid="00120fff" officeooo:paragraph-rsid="00120fff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120fff" officeooo:paragraph-rsid="00120fff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16c258" officeooo:paragraph-rsid="0024d8db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16c258" officeooo:paragraph-rsid="001b83d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Mono" fo:font-size="10pt" officeooo:rsid="0024d8db" officeooo:paragraph-rsid="0027a367" style:font-size-asian="10pt" style:font-size-complex="10pt"/>
    </style:style>
    <style:style style:name="P25" style:family="paragraph" style:parent-style-name="Standard" style:list-style-name="L1">
      <loext:graphic-properties draw:fill="none"/>
      <style:paragraph-properties fo:margin-left="1cm" fo:margin-right="0cm" fo:text-indent="-1cm" style:auto-text-indent="false" fo:background-color="transparent"/>
      <style:text-properties officeooo:rsid="00227f2e" officeooo:paragraph-rsid="0024d8db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6c25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4d8db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4d8db" style:font-style-asian="italic" style:font-weight-asian="normal" style:font-style-complex="italic" style:font-weight-complex="normal"/>
    </style:style>
    <style:style style:name="T6" style:family="text">
      <style:text-properties officeooo:rsid="0016d481"/>
    </style:style>
    <style:style style:name="T7" style:family="text">
      <style:text-properties officeooo:rsid="002798eb"/>
    </style:style>
    <style:style style:name="T8" style:family="text">
      <style:text-properties officeooo:rsid="002934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EMROGRAMAN LANJUT</text:p>
      <text:p text:style-name="P21">TUGAS <text:span text:style-name="T8">6</text:span></text:p>
      <text:p text:style-name="P21"/>
      <text:p text:style-name="P21"/>
      <text:p text:style-name="P21">NAMA<text:tab/>:</text:p>
      <text:p text:style-name="P21">NIM<text:tab/><text:tab/>:</text:p>
      <text:p text:style-name="P21"/>
      <text:p text:style-name="P23"/>
      <text:list xml:id="list3599628237841702698" text:style-name="L1">
        <text:list-item>
          <text:p text:style-name="P25"><text:span text:style-name="T3">Jalankan </text:span><text:span text:style-name="T1">program </text:span><text:span text:style-name="T3">berikut sebanyak 5 kali</text:span><text:span text:style-name="T1">! </text:span><text:span text:style-name="T3">Ambil </text:span><text:span text:style-name="T5">screenshot</text:span><text:span text:style-name="T3">-nya!</text:span></text:p>
        </text:list-item>
      </text:list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1</text:p>
            <text:p text:style-name="P12">2</text:p>
            <text:p text:style-name="P15">3</text:p>
            <text:p text:style-name="P15">4</text:p>
            <text:p text:style-name="P15">5</text:p>
            <text:p text:style-name="P15">6</text:p>
            <text:p text:style-name="P15">7</text:p>
            <text:p text:style-name="P15">8</text:p>
            <text:p text:style-name="P15">9</text:p>
            <text:p text:style-name="P15">10</text:p>
            <text:p text:style-name="P15">11</text:p>
            <text:p text:style-name="P15">12</text:p>
            <text:p text:style-name="P15">13</text:p>
            <text:p text:style-name="P15">14</text:p>
            <text:p text:style-name="P15">15</text:p>
            <text:p text:style-name="P15">16</text:p>
            <text:p text:style-name="P15">17</text:p>
            <text:p text:style-name="P15">18</text:p>
            <text:p text:style-name="P15">19</text:p>
            <text:p text:style-name="P15">20</text:p>
            <text:p text:style-name="P15">21</text:p>
            <text:p text:style-name="P15">22</text:p>
            <text:p text:style-name="P15">23</text:p>
            <text:p text:style-name="P15">24</text:p>
            <text:p text:style-name="P15">25</text:p>
            <text:p text:style-name="P15">26</text:p>
            <text:p text:style-name="P15">27</text:p>
            <text:p text:style-name="P15">28</text:p>
            <text:p text:style-name="P15">29</text:p>
            <text:p text:style-name="P15">30</text:p>
            <text:p text:style-name="P15">31</text:p>
            <text:p text:style-name="P15">32</text:p>
            <text:p text:style-name="P15">33</text:p>
            <text:p text:style-name="P15">34</text:p>
            <text:p text:style-name="P15">35</text:p>
            <text:p text:style-name="P15">36</text:p>
            <text:p text:style-name="P15">37</text:p>
            <text:p text:style-name="P15">38</text:p>
            <text:p text:style-name="P15">39</text:p>
            <text:p text:style-name="P15">40</text:p>
            <text:p text:style-name="P15">41</text:p>
            <text:p text:style-name="P15">42</text:p>
            <text:p text:style-name="P15">43</text:p>
            <text:p text:style-name="P15">44</text:p>
            <text:p text:style-name="P15">45</text:p>
            <text:p text:style-name="P15">46</text:p>
            <text:p text:style-name="P15">47</text:p>
            <text:p text:style-name="P15">48</text:p>
            <text:p text:style-name="P15">49</text:p>
            <text:p text:style-name="P15">50</text:p>
          </table:table-cell>
          <table:table-cell table:style-name="Table8.B1" office:value-type="string">
            <text:p text:style-name="P16">#include &lt;iostream&gt;</text:p>
            <text:p text:style-name="P16">#include &lt;stdio.h&gt;</text:p>
            <text:p text:style-name="P16">#include &lt;stdlib.h&gt;</text:p>
            <text:p text:style-name="P16">#include &lt;time.h&gt;</text:p>
            <text:p text:style-name="P16"/>
            <text:p text:style-name="P16">#define sizeY 16</text:p>
            <text:p text:style-name="P16">#define sizeX 64</text:p>
            <text:p text:style-name="P16">// <text:span text:style-name="T7">Nilai Konstanta jarakC boleh diubah-ubah</text:span></text:p>
            <text:p text:style-name="P18">#define jarakC 32</text:p>
            <text:p text:style-name="P16"/>
            <text:p text:style-name="P16">using namespace std;</text:p>
            <text:p text:style-name="P16"/>
            <text:p text:style-name="P16">void fungsiRekursif(int baris, int kolom, int jarak);</text:p>
            <text:p text:style-name="P16">void tandai(int baris, int kolom, int jarak);</text:p>
            <text:p text:style-name="P16"/>
            <text:p text:style-name="P16">char pohon[sizeY][sizeX];</text:p>
            <text:p text:style-name="P16"/>
            <text:p text:style-name="P16">int main()</text:p>
            <text:p text:style-name="P16">{</text:p>
            <text:p text:style-name="P16"><text:s text:c="4"/>int baris, kolom;</text:p>
            <text:p text:style-name="P16"><text:s text:c="4"/>srand(time(0));</text:p>
            <text:p text:style-name="P16"/>
            <text:p text:style-name="P16"><text:s text:c="4"/>for (baris = 0; baris&lt;16; baris++) {</text:p>
            <text:p text:style-name="P16"><text:s text:c="8"/>for (kolom = 0; kolom&lt;=64; kolom++) {</text:p>
            <text:p text:style-name="P16"><text:s text:c="12"/>pohon[baris][kolom] = ' ';</text:p>
            <text:p text:style-name="P16"><text:s text:c="8"/>}</text:p>
            <text:p text:style-name="P16"><text:s text:c="4"/>}</text:p>
            <text:p text:style-name="P16"/>
            <text:p text:style-name="P16"><text:s text:c="4"/>kolom = rand()%64;</text:p>
            <text:p text:style-name="P16"><text:s text:c="4"/>fungsiRekursif(15,kolom, <text:span text:style-name="T7">jarakC</text:span>);</text:p>
            <text:p text:style-name="P16"/>
            <text:p text:style-name="P16"><text:s text:c="4"/>for (baris = 0; baris&lt;16; baris++) {</text:p>
            <text:p text:style-name="P16"><text:s text:c="8"/>for (kolom = 0; kolom&lt;64; kolom++) {</text:p>
            <text:p text:style-name="P16"><text:s text:c="12"/>printf("%c", pohon[baris][kolom]);</text:p>
            <text:p text:style-name="P16"><text:s text:c="8"/>}</text:p>
            <text:p text:style-name="P16"><text:s text:c="8"/>printf("\n");</text:p>
            <text:p text:style-name="P16"><text:s text:c="4"/>}</text:p>
            <text:p text:style-name="P16"/>
            <text:p text:style-name="P16"><text:s text:c="4"/>return 0;</text:p>
            <text:p text:style-name="P16">}</text:p>
            <text:p text:style-name="P16"/>
            <text:p text:style-name="P16">void fungsiRekursif(int baris, int kolom, int jarak) {</text:p>
            <text:p text:style-name="P16"><text:s text:c="4"/>pohon[baris][kolom]='*';</text:p>
            <text:p text:style-name="P16"><text:s text:c="4"/>tandai(baris, kolom-1, jarak);</text:p>
            <text:p text:style-name="P16"><text:s text:c="4"/>tandai(baris, kolom+1, jarak);</text:p>
            <text:p text:style-name="P16"><text:s text:c="4"/>tandai(baris-1, kolom-1, jarak);</text:p>
            <text:p text:style-name="P16"><text:s text:c="4"/>tandai(baris-1, kolom+1, jarak);</text:p>
            <text:p text:style-name="P16"><text:s text:c="4"/>tandai(baris+1, kolom-1, jarak);</text:p>
            <text:p text:style-name="P16"><text:s text:c="4"/>tandai(baris+1, kolom+1, jarak);</text:p>
            <text:p text:style-name="P16"><text:s text:c="4"/>tandai(baris-1, kolom, jarak-1);</text:p>
          </table:table-cell>
        </table:table-row>
        <text:soft-page-break/>
        <table:table-row>
          <table:table-cell table:style-name="Table8.A2" office:value-type="string">
            <text:p text:style-name="P14">51</text:p>
            <text:p text:style-name="P14">52</text:p>
            <text:p text:style-name="P14">53</text:p>
            <text:p text:style-name="P14">54</text:p>
            <text:p text:style-name="P14">55</text:p>
            <text:p text:style-name="P14">56</text:p>
            <text:p text:style-name="P14">57</text:p>
            <text:p text:style-name="P14">58</text:p>
            <text:p text:style-name="P14">59</text:p>
            <text:p text:style-name="P14">60</text:p>
            <text:p text:style-name="P14"/>
            <text:p text:style-name="P14">61</text:p>
            <text:p text:style-name="P19">62</text:p>
            <text:p text:style-name="P19">63</text:p>
            <text:p text:style-name="P19">64</text:p>
          </table:table-cell>
          <table:table-cell table:style-name="Table8.B2" office:value-type="string">
            <text:p text:style-name="P24"><text:s text:c="4"/>tandai(baris+1, kolom, jarak);</text:p>
            <text:p text:style-name="P16">}</text:p>
            <text:p text:style-name="P16"/>
            <text:p text:style-name="P13">void tandai(int baris, int kolom, int jarak) {</text:p>
            <text:p text:style-name="P13"><text:s text:c="4"/>int acak = (rand()%(jarak));</text:p>
            <text:p text:style-name="P13"><text:s text:c="4"/>if (pohon[baris][kolom]!='*') {</text:p>
            <text:p text:style-name="P13"><text:s text:c="8"/>if (acak&gt;1) {</text:p>
            <text:p text:style-name="P13"><text:s text:c="12"/>if (kolom &lt; sizeX &amp;&amp; baris &lt; sizeY &amp;&amp;</text:p>
            <text:p text:style-name="P13"><text:s text:c="16"/>kolom &gt;=0 &amp;&amp; baris&gt;=0) {</text:p>
            <text:p text:style-name="P13"><text:s text:c="20"/>fungsiRekursif(baris, kolom, jarak-1);</text:p>
            <text:p text:style-name="P13"><text:s text:c="12"/>}</text:p>
            <text:p text:style-name="P13"><text:s text:c="8"/>}</text:p>
            <text:p text:style-name="P13"><text:s text:c="4"/>}</text:p>
            <text:p text:style-name="P13">}</text:p>
          </table:table-cell>
        </table:table-row>
      </table:table>
      <text:p text:style-name="P3"/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a.</text:p>
          </table:table-cell>
          <table:table-cell table:style-name="Table9.B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9.A2" office:value-type="string">
            <text:p text:style-name="P9">b.</text:p>
          </table:table-cell>
          <table:table-cell table:style-name="Table9.B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9.A2" office:value-type="string">
            <text:p text:style-name="P9">c.</text:p>
          </table:table-cell>
          <table:table-cell table:style-name="Table9.B2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le9.A2" office:value-type="string">
            <text:p text:style-name="P10">d.</text:p>
          </table:table-cell>
          <table:table-cell table:style-name="Table9.B2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le9.A2" office:value-type="string">
            <text:p text:style-name="P10">e.</text:p>
          </table:table-cell>
          <table:table-cell table:style-name="Table9.B2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3"/>
      <text:p text:style-name="P22"/>
      <text:list xml:id="list114903988429547" text:continue-numbering="true" text:style-name="L1">
        <text:list-item>
          <text:p text:style-name="P25"><text:span text:style-name="T2">B</text:span><text:span text:style-name="T1">uatlah ulang program </text:span><text:span text:style-name="T3">pada soal nomor 8</text:span><text:span text:style-name="T1">, dengan menggunakan versi perulangannya (</text:span><text:span text:style-name="T4">for / while</text:span><text:span text:style-name="T1">)!</text:span></text:p>
        </text:list-item>
      </text:list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1</text:p>
            <text:p text:style-name="P11">2</text:p>
            <text:p text:style-name="P17">3</text:p>
            <text:p text:style-name="P4">...</text:p>
          </table:table-cell>
          <table:table-cell table:style-name="Table10.B1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fo:font-weight="normal" officeooo:rsid="000a1373" style:font-style-asian="normal" style:font-weight-asian="normal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37:06.741000000</meta:creation-date>
    <dc:date>2018-03-17T11:49:02.856000000</dc:date>
    <meta:editing-duration>PT1H14M11S</meta:editing-duration>
    <meta:editing-cycles>27</meta:editing-cycles>
    <meta:generator>LibreOffice/5.2.4.2$Windows_X86_64 LibreOffice_project/3d5603e1122f0f102b62521720ab13a38a4e0eb0</meta:generator>
    <meta:document-statistic meta:table-count="3" meta:image-count="0" meta:object-count="0" meta:page-count="2" meta:paragraph-count="132" meta:word-count="274" meta:character-count="1741" meta:non-whitespace-character-count="1376"/>
  </office:meta>
</office:document-meta>
</file>